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SUM([.B$1:.B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$1:.B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$1:.B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$1:.B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$1:.B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$1:.B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$1:.B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B$1:.B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B$1:.B9])"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Sheet1.A3:Sheet1.XFD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3T07:44:34.269000000</meta:creation-date>
    <dc:date>2022-09-03T07:54:52.947000000</dc:date>
    <meta:editing-duration>PT2M21S</meta:editing-duration>
    <meta:editing-cycles>2</meta:editing-cycles>
    <meta:generator>LibreOffice/7.4.0.3$Windows_X86_64 LibreOffice_project/f85e47c08ddd19c015c0114a68350214f7066f5a</meta:generator>
    <meta:document-statistic meta:table-count="1" meta:cell-count="27" meta:object-count="0"/>
  </office:meta>
</office:document-meta>
</file>